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942022C45CBC174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76cm, 5.811cm, 10.472cm, 1.81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31cm" svg:height="22.3cm" svg:x="0.991cm" svg:y="2.891cm">
          <draw:image xlink:href="Pictures/10000000000005E8000007E0942022C45CBC174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32:04.592913230</dc:date>
    <meta:editing-duration>PT3M33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